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2">
      <style:text-properties fo:font-variant="normal" fo:text-transform="none" fo:color="#0f1115" loext:opacity="100%" style:font-name="quote-cjk-patch" fo:font-size="13.1999998092651pt" fo:letter-spacing="normal" fo:font-style="normal" fo:font-weight="bold"/>
    </style:style>
    <style:style style:name="P2" style:family="paragraph" style:parent-style-name="Heading_20_3">
      <style:paragraph-properties fo:margin-left="0cm" fo:margin-right="0cm" fo:margin-top="0.677cm" fo:margin-bottom="0.339cm" style:contextual-spacing="false" style:line-height-at-least="0.635cm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9.60000038146973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9.60000038146973pt" fo:letter-spacing="normal" fo:font-style="normal" fo:font-weight="normal"/>
    </style:style>
    <style:style style:name="P5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9.60000038146973pt" fo:letter-spacing="normal" fo:font-style="normal" fo:font-weight="normal"/>
    </style:style>
    <style:style style:name="T1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2" style:family="text">
      <style:text-properties fo:font-variant="normal" fo:text-transform="none" fo:color="#0f1115" loext:opacity="100%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ipos Comuns de Problemas</text:h>
      <text:h text:style-name="P2" text:outline-level="3"><text:span text:style-name="T2">🔢 </text:span><text:span text:style-name="Strong_20_Emphasis"><text:span text:style-name="T1">Arrays e Strings</text:span></text:span></text:h>
      <text:list xml:id="list3548535737" text:style-name="L1">
        <text:list-item>
          <text:p text:style-name="P3">Two Pointers</text:p>
        </text:list-item>
        <text:list-item>
          <text:p text:style-name="P3">Sliding Window</text:p>
        </text:list-item>
        <text:list-item>
          <text:p text:style-name="P3">Hash Maps</text:p>
        </text:list-item>
      </text:list>
      <text:h text:style-name="P2" text:outline-level="3"><text:span text:style-name="T2">🌳 </text:span><text:span text:style-name="Strong_20_Emphasis"><text:span text:style-name="T1">Árvores e Grafos</text:span></text:span></text:h>
      <text:list xml:id="list1299674734" text:style-name="L2">
        <text:list-item>
          <text:p text:style-name="P4">DFS/BFS</text:p>
        </text:list-item>
        <text:list-item>
          <text:p text:style-name="P4">Dijkstra</text:p>
        </text:list-item>
        <text:list-item>
          <text:p text:style-name="P4">Union-Find</text:p>
        </text:list-item>
      </text:list>
      <text:h text:style-name="P2" text:outline-level="3"><text:span text:style-name="T2">📊 </text:span><text:span text:style-name="Strong_20_Emphasis"><text:span text:style-name="T1">Dynamic Programming</text:span></text:span></text:h>
      <text:list xml:id="list2798637281" text:style-name="L3">
        <text:list-item>
          <text:p text:style-name="P5">Fibonacci</text:p>
        </text:list-item>
        <text:list-item>
          <text:p text:style-name="P5">Knapsack</text:p>
        </text:list-item>
        <text:list-item>
          <text:p text:style-name="P5">Longest Common Subsequence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28T16:35:06.164000000</dc:date>
    <meta:editing-duration>PT5S</meta:editing-duration>
    <meta:editing-cycles>1</meta:editing-cycles>
    <meta:document-statistic meta:table-count="0" meta:image-count="0" meta:object-count="0" meta:page-count="1" meta:paragraph-count="13" meta:word-count="38" meta:character-count="194" meta:non-whitespace-character-count="178"/>
    <meta:generator>LibreOffice/7.2.2.2$Windows_X86_64 LibreOffice_project/02b2acce88a210515b4a5bb2e46cbfb63fe97d56</meta:generator>
  </office:meta>
</office:document-meta>
</file>